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officeooo:rsid="0019e88f" officeooo:paragraph-rsid="0019e88f"/>
    </style:style>
    <style:style style:name="P2" style:family="paragraph" style:parent-style-name="Standard">
      <style:text-properties officeooo:rsid="001c7e1a" officeooo:paragraph-rsid="001c7e1a"/>
    </style:style>
    <style:style style:name="P3" style:family="paragraph" style:parent-style-name="Standard">
      <style:text-properties officeooo:rsid="001e0106" officeooo:paragraph-rsid="001e0106"/>
    </style:style>
    <style:style style:name="P4" style:family="paragraph" style:parent-style-name="Standard">
      <style:text-properties officeooo:rsid="001e78ae" officeooo:paragraph-rsid="001e78ae"/>
    </style:style>
    <style:style style:name="P5" style:family="paragraph" style:parent-style-name="Standard">
      <style:text-properties officeooo:rsid="0020ae8d" officeooo:paragraph-rsid="0020ae8d"/>
    </style:style>
    <style:style style:name="P6" style:family="paragraph" style:parent-style-name="Standard">
      <style:text-properties officeooo:rsid="0020ae8d" officeooo:paragraph-rsid="0034bed2"/>
    </style:style>
    <style:style style:name="P7" style:family="paragraph" style:parent-style-name="Standard">
      <style:text-properties officeooo:rsid="00226558" officeooo:paragraph-rsid="00226558"/>
    </style:style>
    <style:style style:name="P8" style:family="paragraph" style:parent-style-name="Standard">
      <style:text-properties fo:font-weight="bold" officeooo:rsid="00231491" officeooo:paragraph-rsid="00231491" style:font-weight-asian="bold" style:font-weight-complex="bold"/>
    </style:style>
    <style:style style:name="P9" style:family="paragraph" style:parent-style-name="Standard">
      <style:paragraph-properties fo:text-align="center" style:justify-single-word="false"/>
      <style:text-properties fo:font-weight="bold" officeooo:rsid="0027d391" officeooo:paragraph-rsid="0027d391" style:font-weight-asian="bold" style:font-weight-complex="bold"/>
    </style:style>
    <style:style style:name="P10" style:family="paragraph" style:parent-style-name="Standard">
      <style:paragraph-properties fo:text-align="center" style:justify-single-word="false"/>
      <style:text-properties fo:font-weight="bold" officeooo:rsid="0027d391" officeooo:paragraph-rsid="0033033d" style:font-weight-asian="bold" style:font-weight-complex="bold"/>
    </style:style>
    <style:style style:name="P11" style:family="paragraph" style:parent-style-name="Standard">
      <style:text-properties fo:font-weight="bold" officeooo:rsid="002a933e" officeooo:paragraph-rsid="002a933e" style:font-weight-asian="bold" style:font-weight-complex="bold"/>
    </style:style>
    <style:style style:name="P12" style:family="paragraph" style:parent-style-name="Standard">
      <style:text-properties fo:font-weight="bold" officeooo:rsid="002f1214" officeooo:paragraph-rsid="002f1214" style:font-weight-asian="bold" style:font-weight-complex="bold"/>
    </style:style>
    <style:style style:name="P13" style:family="paragraph" style:parent-style-name="Standard">
      <style:text-properties fo:font-weight="bold" officeooo:rsid="002fda53" officeooo:paragraph-rsid="0032a1d4" style:font-weight-asian="bold" style:font-weight-complex="bold"/>
    </style:style>
    <style:style style:name="P14" style:family="paragraph" style:parent-style-name="Standard">
      <style:text-properties fo:font-weight="bold" officeooo:rsid="0032d542" officeooo:paragraph-rsid="0032d542" style:font-weight-asian="bold" style:font-weight-complex="bold"/>
    </style:style>
    <style:style style:name="P15" style:family="paragraph" style:parent-style-name="Standard">
      <style:paragraph-properties fo:text-align="start" style:justify-single-word="false"/>
      <style:text-properties fo:font-weight="bold" officeooo:rsid="0033033d" officeooo:paragraph-rsid="0034bed2" style:font-weight-asian="bold" style:font-weight-complex="bold"/>
    </style:style>
    <style:style style:name="P16" style:family="paragraph" style:parent-style-name="Standard">
      <style:paragraph-properties fo:text-align="center" style:justify-single-word="false"/>
      <style:text-properties fo:font-weight="bold" officeooo:rsid="0034bed2" officeooo:paragraph-rsid="0034bed2" style:font-weight-asian="bold" style:font-weight-complex="bold"/>
    </style:style>
    <style:style style:name="P17" style:family="paragraph" style:parent-style-name="Standard">
      <style:text-properties officeooo:rsid="0024e11e" officeooo:paragraph-rsid="0024e11e"/>
    </style:style>
    <style:style style:name="P18" style:family="paragraph" style:parent-style-name="Standard">
      <style:text-properties officeooo:rsid="0024e11e" officeooo:paragraph-rsid="0034bed2"/>
    </style:style>
    <style:style style:name="P19" style:family="paragraph" style:parent-style-name="Standard">
      <style:text-properties officeooo:paragraph-rsid="001c7e1a"/>
    </style:style>
    <style:style style:name="P20" style:family="paragraph" style:parent-style-name="Standard">
      <style:paragraph-properties fo:text-align="center" style:justify-single-word="false"/>
      <style:text-properties officeooo:paragraph-rsid="0033033d"/>
    </style:style>
    <style:style style:name="T1" style:family="text">
      <style:text-properties officeooo:rsid="001e78ae"/>
    </style:style>
    <style:style style:name="T2" style:family="text">
      <style:text-properties officeooo:rsid="001ebfc1"/>
    </style:style>
    <style:style style:name="T3" style:family="text">
      <style:text-properties officeooo:rsid="0020ae8d"/>
    </style:style>
    <style:style style:name="T4" style:family="text">
      <style:text-properties officeooo:rsid="00224324"/>
    </style:style>
    <style:style style:name="T5" style:family="text">
      <style:text-properties officeooo:rsid="00226558"/>
    </style:style>
    <style:style style:name="T6" style:family="text">
      <style:text-properties fo:font-weight="bold" style:font-weight-asian="bold" style:font-weight-complex="bold"/>
    </style:style>
    <style:style style:name="T7" style:family="text">
      <style:text-properties fo:font-weight="bold" officeooo:rsid="0021a098" style:font-weight-asian="bold" style:font-weight-complex="bold"/>
    </style:style>
    <style:style style:name="T8" style:family="text">
      <style:text-properties fo:font-weight="bold" officeooo:rsid="001e78ae" style:font-weight-asian="bold" style:font-weight-complex="bold"/>
    </style:style>
    <style:style style:name="T9" style:family="text">
      <style:text-properties fo:font-weight="bold" officeooo:rsid="00224324" style:font-weight-asian="bold" style:font-weight-complex="bold"/>
    </style:style>
    <style:style style:name="T10" style:family="text">
      <style:text-properties fo:font-weight="bold" officeooo:rsid="0033020b" style:font-weight-asian="bold" style:font-weight-complex="bold"/>
    </style:style>
    <style:style style:name="T11" style:family="text">
      <style:text-properties fo:font-weight="bold" officeooo:rsid="0037dba0" style:font-weight-asian="bold" style:font-weight-complex="bold"/>
    </style:style>
    <style:style style:name="T12" style:family="text">
      <style:text-properties officeooo:rsid="0027d391"/>
    </style:style>
    <style:style style:name="T13" style:family="text">
      <style:text-properties fo:font-weight="normal" style:font-weight-asian="normal" style:font-weight-complex="normal"/>
    </style:style>
    <style:style style:name="T14" style:family="text">
      <style:text-properties fo:font-weight="normal" officeooo:rsid="0027d391" style:font-weight-asian="normal" style:font-weight-complex="normal"/>
    </style:style>
    <style:style style:name="T15" style:family="text">
      <style:text-properties fo:font-weight="normal" officeooo:rsid="0028b75a" style:font-weight-asian="normal" style:font-weight-complex="normal"/>
    </style:style>
    <style:style style:name="T16" style:family="text">
      <style:text-properties fo:font-weight="normal" officeooo:rsid="002c6a73" style:font-weight-asian="normal" style:font-weight-complex="normal"/>
    </style:style>
    <style:style style:name="T17" style:family="text">
      <style:text-properties fo:font-weight="normal" officeooo:rsid="002dae81" style:font-weight-asian="normal" style:font-weight-complex="normal"/>
    </style:style>
    <style:style style:name="T18" style:family="text">
      <style:text-properties fo:font-weight="normal" officeooo:rsid="002fa7c3" style:font-weight-asian="normal" style:font-weight-complex="normal"/>
    </style:style>
    <style:style style:name="T19" style:family="text">
      <style:text-properties fo:font-weight="normal" officeooo:rsid="0030641a" style:font-weight-asian="normal" style:font-weight-complex="normal"/>
    </style:style>
    <style:style style:name="T20" style:family="text">
      <style:text-properties fo:font-weight="normal" officeooo:rsid="00307a4b" style:font-weight-asian="normal" style:font-weight-complex="normal"/>
    </style:style>
    <style:style style:name="T21" style:family="text">
      <style:text-properties fo:font-weight="normal" officeooo:rsid="0033020b" style:font-weight-asian="normal" style:font-weight-complex="normal"/>
    </style:style>
    <style:style style:name="T22" style:family="text">
      <style:text-properties fo:font-weight="normal" officeooo:rsid="00346831" style:font-weight-asian="normal" style:font-weight-complex="normal"/>
    </style:style>
    <style:style style:name="T23" style:family="text">
      <style:text-properties fo:font-weight="normal" officeooo:rsid="00226558" style:font-weight-asian="normal" style:font-weight-complex="normal"/>
    </style:style>
    <style:style style:name="T24" style:family="text">
      <style:text-properties officeooo:rsid="0028b75a"/>
    </style:style>
    <style:style style:name="T25" style:family="text">
      <style:text-properties officeooo:rsid="002c6a73"/>
    </style:style>
    <style:style style:name="T26" style:family="text">
      <style:text-properties officeooo:rsid="0033020b"/>
    </style:style>
    <style:style style:name="T27" style:family="text">
      <style:text-properties officeooo:rsid="00346831"/>
    </style:style>
    <style:style style:name="T28" style:family="text">
      <style:text-properties officeooo:rsid="0034bed2"/>
    </style:style>
    <style:style style:name="T29" style:family="text">
      <style:text-properties officeooo:rsid="00359991"/>
    </style:style>
    <style:style style:name="T30" style:family="text">
      <style:text-properties officeooo:rsid="0036d6ef"/>
    </style:style>
    <style:style style:name="T31" style:family="text">
      <style:text-properties officeooo:rsid="0037db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heet 4 – Huan &amp; Abraham <text:span text:style-name="T29">(WinterSemester 2019/</text:span><text:span text:style-name="T30">2020</text:span><text:span text:style-name="T29">)</text:span></text:p>
      <text:p text:style-name="P9"/>
      <text:p text:style-name="P9">Part 3 – Global Operations</text:p>
      <text:p text:style-name="P3"/>
      <text:p text:style-name="P3"><text:span text:style-name="T6">Ex4. </text:span><text:span text:style-name="T9">Print in Order.</text:span><text:span text:style-name="T4"> </text:span>We changed in MPI_Recv from AnySource to Ordered Rank I.</text:p>
      <text:p text:style-name="P18"><text:span text:style-name="T5">- </text:span>Question: We created a funtion to print vectors of different lengths in order. For this </text:p>
      <text:p text:style-name="P17">we exchanged the lenghts and then used received with the received length but we encounter deadlocks.</text:p>
      <text:p text:style-name="P17">To solve this issue, we found the global maximum of local vectors sizes and defined the max count in MPI_Receive to this number. The code seems to be stable. </text:p>
      <text:p text:style-name="P3"/>
      <text:p text:style-name="P3"><text:span text:style-name="T6">Ex5.</text:span> <text:span text:style-name="T6"><text:s/></text:span><text:span text:style-name="T8">DebugVector.</text:span><text:span text:style-name="T1"> We print the vector stored in requested rank.</text:span></text:p>
      <text:p text:style-name="P6"><text:span text:style-name="T5">- </text:span>Question: We tried to print the asked vector from the rank containing it but this lead to unexpected behaviour of the printing function. Some ranks were printing regardless of MPI_Barrier. We manage to correct this by sending the required data to RootRank and printing from there.</text:p>
      <text:p text:style-name="P3"/>
      <text:p text:style-name="P4"><text:span text:style-name="T6">Ex6.</text:span> <text:span text:style-name="T6">Scalar Product.</text:span> We distribute the vector among the ranks and let each rank calculate the local scalar product. Then, we reduce the result and print in it in rank 0. Rank 0 deals with the left over part.</text:p>
      <text:p text:style-name="P4"/>
      <text:p text:style-name="P4"><text:span text:style-name="T6">Ex7.</text:span> <text:span text:style-name="T7">MinMax.</text:span> <text:span text:style-name="T2">We </text:span><text:span text:style-name="T3">calculated the global max and min of a family of vectors and exchanged the first global max by a global min and the first global min by a global max.</text:span></text:p>
      <text:p text:style-name="P7">- Question: We used MPI_Scatter to initialize the data via a global vector but we had issues with it.</text:p>
      <text:p text:style-name="P7">We then define local vectors to avoid these issues. Why Scatter is not working?</text:p>
      <text:p text:style-name="P7"/>
      <text:p text:style-name="P5"><text:span text:style-name="T6">Ex8.</text:span> The required operation was performed.</text:p>
      <text:p text:style-name="P5"><text:tab/></text:p>
      <text:p text:style-name="P9">Part 4 – Data Exchange</text:p>
      <text:p text:style-name="P5"/>
      <text:p text:style-name="P8">Ex9.<text:span text:style-name="T13"> </text:span><text:span text:style-name="T12">Check</text:span> <text:span text:style-name="T12">VectorAccumulation and InnerProduct</text:span><text:span text:style-name="T14">. We initialize a vector with different values </text:span><text:span text:style-name="T15">(rank + 1)</text:span><text:span text:style-name="T14"> around the interface nodes in the subdomains and check the results with our pencil and paper calculations. We also initialize the vector with different functions and check that the graphs did not “jump” in the interface nodes, this was done by visual inspection. </text:span><text:span text:style-name="T15">The results are satisfactory.</text:span></text:p>
      <text:p text:style-name="P8"><text:span text:style-name="T15"/></text:p>
      <text:p text:style-name="P11"><text:span text:style-name="T24">E</text:span>x10. <text:span text:style-name="T25">VecAccuInt.</text:span> <text:span text:style-name="T16">We created a method for ParMesh called VecAccuInt that </text:span><text:span text:style-name="T17">accumulates integer valued vectors and checked the result.</text:span></text:p>
      <text:p text:style-name="P11"><text:span text:style-name="T17"/></text:p>
      <text:p text:style-name="P12">Ex11. Global Number Of Nodes. <text:span text:style-name="T13"><text:s/>We created a method in ParMesh to recover the global number of nodes of the mesh by accumulating the local vectors initialized with 1 and then accumulted them which gives one in the internal nodes and the repetition of the interface nodes. Then, </text:span><text:span text:style-name="T19">we </text:span><text:span text:style-name="T13">t</text:span><text:span text:style-name="T19">ransformed the vector by taking the</text:span><text:span text:style-name="T13"> inverse</text:span><text:span text:style-name="T19">s</text:span><text:span text:style-name="T13"> of these </text:span><text:span text:style-name="T19">repetitions</text:span><text:span text:style-name="T13"> and made the sum of </text:span><text:span text:style-name="T20">numbers</text:span><text:span text:style-name="T13">. We reduce these local sums to get a global sum which by construction returns the global number of nodes of the </text:span><text:span text:style-name="T18">non-</text:span><text:span text:style-name="T13">distributed mesh.</text:span></text:p>
      <text:p text:style-name="P12"><text:span text:style-name="T13"/></text:p>
      <text:p text:style-name="P13">Ex12. VectorAverage. <text:span text:style-name="T14">We initialize a vector with different values </text:span><text:span text:style-name="T15">(rank + 1)</text:span><text:span text:style-name="T14"> around the interface nodes in the subdomains and check the results with our pencil and paper calculations.</text:span></text:p>
      <text:p text:style-name="P11"><text:span text:style-name="T17"/></text:p>
      <text:p text:style-name="P14">Ex13. Create Mesh and Run Code. <text:span text:style-name="T13">We created a mesh with 6 subdomains in the form of a rectangle</text:span><text:span text:style-name="T21"> and runed the code succesfully. The funtions that were writen work well in this new domain as well.</text:span></text:p>
      <text:p text:style-name="P14"><text:span text:style-name="T21"/></text:p>
      <text:p text:style-name="P10"/>
      <text:p text:style-name="P20"><text:soft-page-break/><text:span text:style-name="T10">Part </text:span><text:span text:style-name="T11">5</text:span><text:span text:style-name="T10"> – </text:span><text:span text:style-name="T11">Jacobi Iterative Solvers</text:span></text:p>
      <text:p text:style-name="P15">Ex 14. JacobiSolver<text:span text:style-name="T27">Parallel</text:span>.<text:span text:style-name="T13"> </text:span><text:span text:style-name="T22">We created function JacobiSolveParralel that introduces the functions VectorAccumulation, ScalarProduct and AllReduction to get a global error of each iteration. This makes the iterations in each rank to be the same as well as avoiding the “jumps” in the interface nodes.</text:span><text:span text:style-name="T23">- - </text:span><text:span text:style-name="T22">Question: We could not observe the jumps in the interface with the template provided online. The jumps could be observed by a version provided by Prof. Hasse but we could not find the meaninful difference that produced this jumps in the online version. Where is the problem? </text:span></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4T20:18:34.847193938</meta:creation-date>
    <dc:date>2020-02-07T00:21:28.735025095</dc:date>
    <meta:editing-duration>PT2H46M22S</meta:editing-duration>
    <meta:editing-cycles>30</meta:editing-cycles>
    <meta:generator>LibreOffice/6.4.0.3$Linux_X86_64 LibreOffice_project/40$Build-3</meta:generator>
    <meta:document-statistic meta:table-count="0" meta:image-count="0" meta:object-count="0" meta:page-count="2" meta:paragraph-count="22" meta:word-count="590" meta:character-count="3489" meta:non-whitespace-character-count="2910"/>
  </office:meta>
</office:document-meta>
</file>